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18d0a" officeooo:paragraph-rsid="00018d0a" style:font-size-asian="21pt" style:font-size-complex="24pt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normal" officeooo:rsid="00018d0a" officeooo:paragraph-rsid="00018d0a" style:font-size-asian="21pt" style:font-weight-asian="normal" style:font-size-complex="24pt" style:font-weight-complex="normal"/>
    </style:style>
    <style:style style:name="P3" style:family="paragraph" style:parent-style-name="Standard">
      <style:text-properties fo:font-size="16pt" fo:font-style="normal" style:text-underline-style="none" fo:font-weight="bold" officeooo:rsid="0005ccda" officeooo:paragraph-rsid="0005ccda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normal" officeooo:rsid="0005ccda" officeooo:paragraph-rsid="0005ccda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16pt" fo:font-style="normal" style:text-underline-style="none" fo:font-weight="normal" officeooo:rsid="0005ccda" officeooo:paragraph-rsid="0005ccda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text-properties fo:font-size="16pt" fo:font-style="normal" style:text-underline-style="none" fo:font-weight="normal" officeooo:rsid="0009296b" officeooo:paragraph-rsid="00075835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fo:font-size="16pt" fo:font-style="normal" style:text-underline-style="none" fo:font-weight="bold" officeooo:rsid="0005ccda" officeooo:paragraph-rsid="000a19ae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6pt" fo:font-style="normal" style:text-underline-style="none" fo:font-weight="bold" officeooo:rsid="0005ccda" officeooo:paragraph-rsid="0005ccda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ize="16pt" fo:font-style="normal" style:text-underline-style="none" fo:font-weight="bold" officeooo:rsid="0005ccda" officeooo:paragraph-rsid="000a463b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ize="16pt" fo:font-style="normal" style:text-underline-style="none" fo:font-weight="bold" officeooo:rsid="000a19ae" officeooo:paragraph-rsid="000a19ae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font-size="16pt" fo:font-style="normal" style:text-underline-style="none" fo:font-weight="bold" officeooo:rsid="000a463b" officeooo:paragraph-rsid="000a463b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text-properties fo:font-size="20pt" fo:font-style="normal" style:text-underline-style="solid" style:text-underline-width="auto" style:text-underline-color="font-color" fo:font-weight="normal" officeooo:rsid="0005ccda" officeooo:paragraph-rsid="0005ccda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text-properties fo:font-size="20pt" fo:font-style="normal" style:text-underline-style="solid" style:text-underline-width="auto" style:text-underline-color="font-color" fo:font-weight="normal" officeooo:rsid="0005ccda" officeooo:paragraph-rsid="000a19ae" style:font-size-asian="20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style:text-properties fo:font-size="20pt" style:text-underline-style="solid" style:text-underline-width="auto" style:text-underline-color="font-color" fo:font-weight="normal" officeooo:rsid="0005ccda" officeooo:paragraph-rsid="000a19ae" style:font-size-asian="20pt" style:font-weight-asian="normal" style:font-size-complex="2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19ae" style:font-weight-asian="normal" style:font-weight-complex="normal"/>
    </style:style>
    <style:style style:name="T3" style:family="text">
      <style:text-properties fo:font-weight="normal" officeooo:rsid="0005ccda" style:font-weight-asian="normal" style:font-weight-complex="normal"/>
    </style:style>
    <style:style style:name="T4" style:family="text">
      <style:text-properties fo:font-weight="normal" officeooo:rsid="000a463b" style:font-weight-asian="normal" style:font-weight-complex="normal"/>
    </style:style>
    <style:style style:name="T5" style:family="text">
      <style:text-properties fo:font-weight="normal" officeooo:rsid="000baeb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44e95" style:font-style-asian="normal" style:font-style-complex="normal"/>
    </style:style>
    <style:style style:name="T9" style:family="text">
      <style:text-properties fo:font-style="normal" officeooo:rsid="000a19ae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a19ae" style:font-style-asian="italic" style:font-style-complex="italic"/>
    </style:style>
    <style:style style:name="T12" style:family="text">
      <style:text-properties fo:font-style="italic" officeooo:rsid="00075835" style:font-style-asian="italic" style:font-style-complex="italic"/>
    </style:style>
    <style:style style:name="T13" style:family="text">
      <style:text-properties fo:font-style="italic" officeooo:rsid="0005ccda" style:font-style-asian="italic" style:font-style-complex="italic"/>
    </style:style>
    <style:style style:name="T14" style:family="text">
      <style:text-properties fo:font-style="italic" officeooo:rsid="000a463b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7583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5ccd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a19ae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a463b" style:font-style-asian="italic" style:font-weight-asian="normal" style:font-style-complex="italic" style:font-weight-complex="normal"/>
    </style:style>
    <style:style style:name="T20" style:family="text">
      <style:text-properties officeooo:rsid="000a19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5ccda"/>
    </style:style>
    <style:style style:name="T23" style:family="text">
      <style:text-properties officeooo:rsid="000bae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3"/></text:p>
      <text:p text:style-name="P1"><text:s text:c="14"/><text:span text:style-name="T6">EXTRACTION OF DATASET</text:span></text:p>
      <text:p text:style-name="P2"/>
      <text:p text:style-name="P14"><text:span text:style-name="T9">1</text:span><text:span text:style-name="T8">. </text:span><text:span text:style-name="T9">INITIAL MODEL</text:span></text:p>
      <text:p text:style-name="P14"><text:span text:style-name="T9"/></text:p>
      <text:p text:style-name="P7"><text:span text:style-name="T1">The </text:span><text:span text:style-name="T2">file</text:span><text:span text:style-name="T15"> </text:span><text:span text:style-name="T10">‘</text:span><text:span text:style-name="T11">init_model.json’ </text:span><text:span text:style-name="T18">contains an initial model (transition prob, emission prob, states start prob) generated randomly, which improve the HMM accuracy</text:span><text:span text:style-name="T15">.</text:span></text:p>
      <text:p text:style-name="P14"><text:span text:style-name="T9"/></text:p>
      <text:p text:style-name="P14"><text:span text:style-name="T9"/></text:p>
      <text:p text:style-name="P4"><text:span text:style-name="T9">2</text:span><text:span text:style-name="T8">. </text:span><text:span text:style-name="T7">SELECTION OF </text:span><text:span text:style-name="T9">OBSERVED AND HIDDEN</text:span></text:p>
      <text:p text:style-name="P12"/>
      <text:p text:style-name="P7"><text:span text:style-name="T1">The dataset </text:span><text:span text:style-name="T10">‘</text:span><text:span text:style-name="T11">skype_packets.csv’ </text:span><text:span text:style-name="T18">has</text:span><text:span text:style-name="T1"> s</text:span><text:span text:style-name="T2">even</text:span><text:span text:style-name="T1"> headers : </text:span><text:span text:style-name="T15">‘Id’, ‘Timestamp’, ‘Source’, ‘Destination’, ‘</text:span><text:span text:style-name="T16">Protocol</text:span><text:span text:style-name="T15">’, ‘</text:span><text:span text:style-name="T18">Lentgh</text:span><text:span text:style-name="T15">’, ‘</text:span><text:span text:style-name="T16">Note</text:span><text:span text:style-name="T15">’.</text:span></text:p>
      <text:p text:style-name="P3"><text:span text:style-name="T15"/></text:p>
      <text:p text:style-name="P10"><text:span text:style-name="T1">The </text:span>Observed<text:span text:style-name="T1"> is composed by </text:span><text:span text:style-name="T22">‘</text:span><text:span text:style-name="T13">Source’</text:span><text:span text:style-name="T17">, </text:span><text:span text:style-name="T13">‘Destination’</text:span><text:span text:style-name="T17">, </text:span><text:span text:style-name="T15">and</text:span><text:span text:style-name="T17"> </text:span><text:span text:style-name="T13">‘</text:span><text:span text:style-name="T10">Lentgh</text:span><text:span text:style-name="T13">’</text:span><text:span text:style-name="T3">.</text:span></text:p>
      <text:p text:style-name="P10"><text:span text:style-name="T3">H</text:span><text:span text:style-name="T1">owever, the </text:span>Hidden<text:span text:style-name="T1"> is </text:span><text:span text:style-name="T10">‘</text:span><text:span text:style-name="T12">Protocol</text:span><text:span text:style-name="T10">’</text:span><text:span text:style-name="T1">.</text:span></text:p>
      <text:p text:style-name="P3"><text:span text:style-name="T15"/></text:p>
      <text:p text:style-name="P5"/>
      <text:p text:style-name="P13"><text:span text:style-name="T20">3. TRAIN AND TEST DATA</text:span></text:p>
      <text:p text:style-name="P13"/>
      <text:p text:style-name="P9"><text:span text:style-name="T1">The dataset </text:span><text:span text:style-name="T10">‘</text:span><text:span text:style-name="T11">skype_packets.csv’ </text:span><text:span text:style-name="T4">is partitioned in train and test data, 80 % and 20 % respectively.</text:span></text:p>
      <text:p text:style-name="P9"><text:span text:style-name="T4"/></text:p>
      <text:p text:style-name="P11"><text:span text:style-name="T1">Then, it produces :</text:span></text:p>
      <text:p text:style-name="P11"><text:span text:style-name="T1">- </text:span><text:span text:style-name="T10">‘x_train.csv’</text:span><text:span text:style-name="T1"> : Observed for training</text:span></text:p>
      <text:p text:style-name="P11"><text:span text:style-name="T1">- </text:span><text:span text:style-name="T10">‘x_test.csv’ </text:span><text:span text:style-name="T1">: Observed for testing</text:span></text:p>
      <text:p text:style-name="P11"><text:span text:style-name="T1">- </text:span><text:span text:style-name="T10">‘y_train.csv’</text:span><text:span text:style-name="T1"> : Hidden</text:span></text:p>
      <text:p text:style-name="P11"><text:span text:style-name="T1">- </text:span><text:span text:style-name="T10">‘y_test.csv’</text:span><text:span text:style-name="T1"> : Hidden (</text:span>target to predict <text:span text:style-name="T23">during testing</text:span><text:span text:style-name="T1">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5:16:33.782025493</meta:creation-date>
    <meta:editing-duration>PT1M57S</meta:editing-duration>
    <meta:editing-cycles>3</meta:editing-cycles>
    <meta:generator>LibreOffice/5.1.6.2$Linux_X86_64 LibreOffice_project/10m0$Build-2</meta:generator>
    <dc:date>2020-08-10T10:13:00.792552207</dc:date>
    <meta:document-statistic meta:table-count="0" meta:image-count="0" meta:object-count="0" meta:page-count="1" meta:paragraph-count="15" meta:word-count="111" meta:character-count="777" meta:non-whitespace-character-count="653"/>
  </office:meta>
</office:document-meta>
</file>